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2" style:family="paragraph">
      <style:paragraph-properties fo:margin-left="0.5in">
        <style:tab-stops/>
      </style:paragraph-properties>
    </style:style>
    <style:style style:name="P3" style:parent-style-name="Standard" style:list-style-name="LFO2" style:family="paragraph">
      <style:paragraph-properties fo:margin-left="0.5in">
        <style:tab-stops/>
      </style:paragraph-properties>
    </style:style>
    <style:style style:name="P4" style:parent-style-name="Standard" style:list-style-name="LFO2" style:family="paragraph">
      <style:paragraph-properties fo:margin-left="0.5in">
        <style:tab-stops/>
      </style:paragraph-properties>
    </style:style>
    <style:style style:name="P5" style:parent-style-name="Standard" style:list-style-name="LFO2" style:family="paragraph">
      <style:paragraph-properties fo:margin-left="0.5in">
        <style:tab-stops/>
      </style:paragraph-properties>
    </style:style>
    <style:style style:name="P6" style:parent-style-name="Standard" style:list-style-name="LFO2" style:family="paragraph">
      <style:paragraph-properties fo:margin-left="0.5in">
        <style:tab-stops/>
      </style:paragraph-properties>
    </style:style>
    <style:style style:name="P7" style:parent-style-name="Standard" style:list-style-name="LFO2" style:family="paragraph">
      <style:paragraph-properties fo:margin-left="0.5in">
        <style:tab-stops/>
      </style:paragraph-properties>
    </style:style>
    <style:style style:name="P8" style:parent-style-name="Standard" style:list-style-name="LFO2" style:family="paragraph">
      <style:paragraph-properties fo:margin-left="0.5in">
        <style:tab-stops/>
      </style:paragraph-properties>
    </style:style>
    <style:style style:name="P9" style:parent-style-name="Standard" style:list-style-name="LFO2" style:family="paragraph">
      <style:paragraph-properties fo:margin-left="1in">
        <style:tab-stops/>
      </style:paragraph-properties>
    </style:style>
    <style:style style:name="P10" style:parent-style-name="Standard" style:list-style-name="LFO2" style:family="paragraph">
      <style:paragraph-properties fo:margin-left="1in">
        <style:tab-stops/>
      </style:paragraph-properties>
    </style:style>
    <style:style style:name="P11" style:parent-style-name="Standard" style:list-style-name="LFO2" style:family="paragraph">
      <style:paragraph-properties fo:margin-left="1in">
        <style:tab-stops/>
      </style:paragraph-properties>
    </style:style>
    <style:style style:name="P12" style:parent-style-name="Standard" style:list-style-name="LFO2" style:family="paragraph">
      <style:paragraph-properties fo:margin-left="1in">
        <style:tab-stops/>
      </style:paragraph-properties>
    </style:style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>
      <style:paragraph-properties fo:margin-left="1in">
        <style:tab-stops/>
      </style:paragraph-properties>
    </style:style>
    <style:style style:name="P16" style:parent-style-name="Standard" style:list-style-name="LFO5" style:family="paragraph"/>
    <style:style style:name="P17" style:parent-style-name="Standard" style:list-style-name="LFO5" style:family="paragraph"/>
    <style:style style:name="P18" style:parent-style-name="Standard" style:list-style-name="LFO5" style:family="paragraph"/>
    <style:style style:name="P19" style:parent-style-name="Standard" style:list-style-name="LFO5" style:family="paragraph"/>
    <style:style style:name="P20" style:parent-style-name="Standard" style:list-style-name="LFO5" style:family="paragraph"/>
    <style:style style:name="P21" style:parent-style-name="Standard" style:list-style-name="LFO5" style:family="paragraph"/>
    <style:style style:name="P22" style:parent-style-name="Standard" style:list-style-name="LFO5" style:family="paragraph"/>
    <style:style style:name="P23" style:parent-style-name="Normal" style:family="paragraph">
      <style:paragraph-properties fo:break-before="page"/>
    </style:style>
    <style:style style:name="P24" style:parent-style-name="Standard" style:family="paragraph">
      <style:paragraph-properties fo:text-indent="0.25in"/>
    </style:style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5" style:family="paragraph"/>
    <style:style style:name="P29" style:parent-style-name="Standard" style:list-style-name="LFO5" style:family="paragraph"/>
    <style:style style:name="P30" style:parent-style-name="Standard" style:family="paragraph">
      <style:paragraph-properties fo:margin-left="0.25in">
        <style:tab-stops/>
      </style:paragraph-properties>
    </style:style>
    <style:style style:name="P31" style:parent-style-name="Standard" style:family="paragraph">
      <style:paragraph-properties fo:margin-left="0.25in">
        <style:tab-stops/>
      </style:paragraph-properties>
    </style:style>
    <style:style style:name="P32" style:parent-style-name="Standard" style:list-style-name="LFO6" style:family="paragraph"/>
    <style:style style:name="P33" style:parent-style-name="Standard" style:list-style-name="LFO6" style:family="paragraph"/>
    <style:style style:name="P34" style:parent-style-name="Standard" style:list-style-name="LFO6" style:family="paragraph"/>
    <style:style style:name="P35" style:parent-style-name="Standard" style:list-style-name="LFO6" style:family="paragraph"/>
    <style:style style:name="P36" style:parent-style-name="Standard" style:list-style-name="LFO6" style:family="paragraph"/>
    <style:style style:name="P37" style:parent-style-name="Standard" style:list-style-name="LFO8" style:family="paragraph"/>
    <style:style style:name="P38" style:parent-style-name="Standard" style:list-style-name="LFO8" style:family="paragraph"/>
    <style:style style:name="P39" style:parent-style-name="Normal" style:family="paragraph">
      <style:paragraph-properties fo:break-before="page"/>
    </style:style>
    <style:style style:name="P40" style:parent-style-name="Standard" style:family="paragraph">
      <style:paragraph-properties fo:margin-left="0.75in">
        <style:tab-stops/>
      </style:paragraph-properties>
    </style:style>
    <style:style style:name="P41" style:parent-style-name="Standard" style:family="paragraph">
      <style:paragraph-properties fo:margin-left="0.75in">
        <style:tab-stops/>
      </style:paragraph-properties>
    </style:style>
    <style:style style:name="P42" style:parent-style-name="Standard" style:family="paragraph">
      <style:paragraph-properties fo:margin-left="0.75in">
        <style:tab-stops/>
      </style:paragraph-properties>
    </style:style>
    <style:style style:name="P43" style:parent-style-name="Standard" style:family="paragraph">
      <style:paragraph-properties fo:margin-left="0.75in">
        <style:tab-stops/>
      </style:paragraph-properties>
    </style:style>
    <style:style style:name="P44" style:parent-style-name="Standard" style:family="paragraph">
      <style:paragraph-properties fo:margin-left="0.75in">
        <style:tab-stops/>
      </style:paragraph-properties>
    </style:style>
    <style:style style:name="P45" style:parent-style-name="Standard" style:family="paragraph">
      <style:paragraph-properties fo:margin-left="0.75in">
        <style:tab-stops/>
      </style:paragraph-properties>
    </style:style>
    <style:style style:name="P46" style:parent-style-name="Standard" style:list-style-name="LFO6" style:family="paragraph"/>
    <style:style style:name="P47" style:parent-style-name="Standard" style:list-style-name="LFO6" style:family="paragraph"/>
    <style:style style:name="P48" style:parent-style-name="Standard" style:list-style-name="LFO6" style:family="paragraph"/>
    <style:style style:name="P49" style:parent-style-name="Standard" style:family="paragraph">
      <style:paragraph-properties fo:margin-left="1.75in">
        <style:tab-stops/>
      </style:paragraph-properties>
    </style:style>
    <style:style style:name="P50" style:parent-style-name="Standard" style:family="paragraph">
      <style:paragraph-properties fo:margin-left="1.75in">
        <style:tab-stops/>
      </style:paragraph-properties>
    </style:style>
    <style:style style:name="P51" style:parent-style-name="Standard" style:family="paragraph">
      <style:paragraph-properties fo:margin-left="0.75in">
        <style:tab-stops/>
      </style:paragraph-properties>
    </style:style>
    <style:style style:name="P52" style:parent-style-name="Standard" style:list-style-name="LFO6" style:family="paragraph"/>
    <style:style style:name="P53" style:parent-style-name="Standard" style:list-style-name="LFO6" style:family="paragraph"/>
    <style:style style:name="P54" style:parent-style-name="Standard" style:list-style-name="LFO6" style:family="paragraph"/>
    <style:style style:name="P55" style:parent-style-name="Standard" style:list-style-name="LFO6" style:family="paragraph"/>
    <style:style style:name="P56" style:parent-style-name="Standard" style:family="paragraph">
      <style:paragraph-properties fo:margin-left="0.75in">
        <style:tab-stops/>
      </style:paragraph-properties>
    </style:style>
    <style:style style:name="P57" style:parent-style-name="Standard" style:family="paragraph">
      <style:paragraph-properties fo:margin-left="0.75in">
        <style:tab-stops/>
      </style:paragraph-properties>
    </style:style>
    <style:style style:name="P58" style:parent-style-name="Standard" style:list-style-name="LFO7" style:family="paragraph"/>
    <style:style style:name="P59" style:parent-style-name="Standard" style:list-style-name="LFO7" style:family="paragraph"/>
    <style:style style:name="P60" style:parent-style-name="Standard" style:list-style-name="LFO7" style:family="paragraph"/>
    <style:style style:name="P61" style:parent-style-name="Standard" style:list-style-name="LFO7" style:family="paragraph"/>
    <style:style style:name="P62" style:parent-style-name="Standard" style:list-style-name="LFO7" style:family="paragraph"/>
    <style:style style:name="P63" style:parent-style-name="Standard" style:family="paragraph">
      <style:paragraph-properties fo:margin-left="1.75in">
        <style:tab-stops/>
      </style:paragraph-properties>
    </style:style>
    <style:style style:name="P64" style:parent-style-name="Normal" style:family="paragraph">
      <style:paragraph-properties fo:break-before="page"/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family="paragraph">
      <style:paragraph-properties fo:text-indent="0.4923in"/>
    </style:style>
    <style:style style:name="P67" style:parent-style-name="Normal" style:family="paragraph">
      <style:paragraph-properties fo:text-indent="0.4923in"/>
    </style:style>
    <style:style style:name="P68" style:parent-style-name="Normal" style:family="paragraph">
      <style:paragraph-properties fo:margin-left="0.4923in" fo:text-indent="0.4923in">
        <style:tab-stops/>
      </style:paragraph-properties>
    </style:style>
    <style:style style:name="P69" style:parent-style-name="Standard" style:family="paragraph">
      <style:paragraph-properties fo:margin-left="0.75in">
        <style:tab-stops/>
      </style:paragraph-properties>
    </style:style>
    <style:style style:name="P70" style:parent-style-name="Standard" style:family="paragraph">
      <style:paragraph-properties fo:margin-left="0.75in">
        <style:tab-stops/>
      </style:paragraph-properties>
    </style:style>
    <style:style style:name="P71" style:parent-style-name="Standard" style:family="paragraph">
      <style:paragraph-properties fo:margin-left="0.75in">
        <style:tab-stops/>
      </style:paragraph-properties>
    </style:style>
    <style:style style:name="P72" style:parent-style-name="Standard" style:family="paragraph">
      <style:paragraph-properties fo:margin-left="0.75in">
        <style:tab-stops/>
      </style:paragraph-properties>
    </style:style>
    <style:style style:name="P73" style:parent-style-name="Standard" style:family="paragraph">
      <style:paragraph-properties fo:margin-left="0.75in">
        <style:tab-stops/>
      </style:paragraph-properties>
    </style:style>
    <style:style style:name="P74" style:parent-style-name="Standard" style:family="paragraph">
      <style:paragraph-properties fo:margin-left="0.75in" fo:text-indent="0.2347in">
        <style:tab-stops/>
      </style:paragraph-properties>
    </style:style>
    <style:style style:name="P75" style:parent-style-name="Standard" style:family="paragraph">
      <style:paragraph-properties fo:margin-left="0.75in">
        <style:tab-stops/>
      </style:paragraph-properties>
    </style:style>
    <style:style style:name="P76" style:parent-style-name="Standard" style:family="paragraph">
      <style:paragraph-properties fo:text-indent="0.4923in"/>
    </style:style>
    <style:style style:name="P77" style:parent-style-name="Standard" style:family="paragraph">
      <style:paragraph-properties fo:margin-left="0.75in">
        <style:tab-stops/>
      </style:paragraph-properties>
    </style:style>
    <style:style style:name="P78" style:parent-style-name="Standard" style:family="paragraph">
      <style:paragraph-properties fo:margin-left="0.75in">
        <style:tab-stops/>
      </style:paragraph-properties>
    </style:style>
    <style:style style:name="P79" style:parent-style-name="Standard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/>
      <text:p text:style-name="Standard">Cahier des charges</text:p>
      <text:p text:style-name="Standard"/>
      <text:p text:style-name="Standard"/>
      <text:p text:style-name="Standard"/>
      <text:p text:style-name="Standard">Projet</text:p>
      <text:p text:style-name="Standard"/>
      <text:p text:style-name="Standard">Arlando</text:p>
      <text:p text:style-name="Standard"/>
      <text:p text:style-name="Standard">CEM RONCHIN (Club électronique Et Microprocesseur), Initiation à l’électronique analogique et numérique<text:s/>auprès<text:s/>tout Public de 12 à 80 ANS, 50<text:s/>adhérents, depuis 1977.</text:p>
      <text:p text:style-name="Standard"/>
      <text:p text:style-name="Standard"/>
      <text:p text:style-name="Standard">Description<text:s/>de l’application recherché</text:p>
      <text:p text:style-name="Standard"/>
      <text:p text:style-name="Standard"/>
      <text:p text:style-name="Standard">Gestion<text:s/>de l'activité de l'Association :</text:p>
      <text:p text:style-name="Standard"/>
      <text:p text:style-name="Standard">Ce système doit permettre l’historisation et quantification :<text:s/></text:p>
      <text:list text:style-name="LFO2" text:continue-numbering="true">
        <text:list-item>
          <text:p text:style-name="P2">Des documentations techniques ;</text:p>
        </text:list-item>
        <text:list-item>
          <text:p text:style-name="P3">Des<text:s/>cotisations<text:s/>des adhérents ;</text:p>
        </text:list-item>
        <text:list-item>
          <text:p text:style-name="P4">Le stock de<text:s/>fournitures, matériels et<text:s/>supports<text:s/>pédagogique ;</text:p>
        </text:list-item>
        <text:list-item>
          <text:p text:style-name="P5">L'achat et vente de fournitures<text:s/>à<text:s/>prix<text:s/>avantagé ou prix fixe, dans une<text:s/>devise variée<text:s/>et le prix<text:s/>converti<text:s/>dans une autre devise, permet ainsi de connaitre les variations pour<text:s/>les bilans annuels ;</text:p>
        </text:list-item>
        <text:list-item>
          <text:p text:style-name="P6">Gestion des fournisseurs<text:s/>et constructeurs des<text:s/>dits<text:s/>matériels<text:s/>et fournitures ;</text:p>
        </text:list-item>
        <text:list-item>
          <text:p text:style-name="P7">Gestion des réapprovisionnements et le prix d’achat, la date d’achat, la date de réception ;</text:p>
        </text:list-item>
        <text:list-item>
          <text:p text:style-name="P8">Gestion du<text:s/>planning, via CALDAV (SabreDav Server ou équivalent, pas de cloud)<text:s/>:</text:p>
          <text:list text:continue-numbering="true">
            <text:list-item>
              <text:p text:style-name="P9">Des prestations extérieures<text:s/>avec la mairie et autres associations ;</text:p>
            </text:list-item>
            <text:list-item>
              <text:p text:style-name="P10">Le temps des prestations et leurs coûts<text:s/>en ressources, le prix facturé ;</text:p>
            </text:list-item>
            <text:list-item>
              <text:p text:style-name="P11">Des activités<text:s/>et leurs lieux ;</text:p>
            </text:list-item>
            <text:list-item>
              <text:p text:style-name="P12">Réservation des ressources pour les activités<text:s/>;</text:p>
              <text:list text:continue-numbering="true">
                <text:list-item>
                  <text:p text:style-name="P13">Des salles ;</text:p>
                </text:list-item>
                <text:list-item>
                  <text:p text:style-name="P14">Des<text:s/>matériels ;</text:p>
                </text:list-item>
              </text:list>
            </text:list-item>
            <text:list-item>
              <text:p text:style-name="P15">La traçabilité des dites ressources matériel et pédagogique en possession de<text:s/>l'adhérent.</text:p>
            </text:list-item>
          </text:list>
        </text:list-item>
      </text:list>
      <text:p text:style-name="Standard"/>
      <text:p text:style-name="Standard">Egalement<text:s/>l’application<text:s/>devra permettre<text:s/>de<text:s/>gérer<text:s/>d’autres aspects de la vie de l’association<text:s/>et les<text:s/>historiser<text:s/>:<text:line-break/></text:p>
      <text:list text:style-name="LFO5" text:continue-numbering="true">
        <text:list-item>
          <text:p text:style-name="P16">La liste des adhérents ;</text:p>
        </text:list-item>
        <text:list-item>
          <text:p text:style-name="P17">La liste des membres du bureau ;</text:p>
        </text:list-item>
        <text:list-item>
          <text:p text:style-name="P18">La liste des « Honorables » ou émérites, faisant haute autorité pour les élections du bureau ;</text:p>
        </text:list-item>
        <text:list-item>
          <text:p text:style-name="P19">Les adhésions et leurs rappels, par année ;</text:p>
        </text:list-item>
        <text:list-item>
          <text:p text:style-name="P20">La gestion de plusieurs entités (WAREHOUSE),<text:s/>plusieurs salles dans un WAREHOUSE, une ADRESSE par WAREHOUSE ;</text:p>
        </text:list-item>
        <text:list-item>
          <text:p text:style-name="P21">Pour chaque WAREHOUSE, on doit connaitre chaque<text:s/>ressources<text:s/>et matériel y étant rattaché ;</text:p>
        </text:list-item>
        <text:list-item>
          <text:p text:style-name="P22">L’aspect<text:s/>gestion<text:s/>salariale est optionnel.</text:p>
        </text:list-item>
      </text:list>
      <text:p text:style-name="P23"/>
      <text:soft-page-break/>
      <text:p text:style-name="Standard">Certains éléments du système d’information doivent être exploitables<text:s/>et accessibles<text:s/>via un portail web et<text:s/>générer un<text:s/>historique :</text:p>
      <text:p text:style-name="Standard"/>
      <text:p text:style-name="P24">Concernant les ACHATS et VENTES</text:p>
      <text:list text:style-name="LFO5" text:continue-numbering="true">
        <text:list-item>
          <text:p text:style-name="P25">L’achat groupé ou individuel de fourniture et<text:s/>matériels ;</text:p>
        </text:list-item>
        <text:list-item>
          <text:p text:style-name="P26">Les achats peuvent<text:s/>être<text:s/>effectués<text:s/>via un CODE<text:s/>Privilège<text:s/>par MATRIELS ou<text:s/>FOURNITURE, ceci est valable pour<text:s/>certaines personnes qui pourrait<text:s/>en<text:s/>bénéficier ;</text:p>
        </text:list-item>
        <text:list-item>
          <text:p text:style-name="P27">Les CODE<text:s/>Privilège<text:s/>sont des avantages<text:s/>calculés<text:s/>sur différents critères et sont attribuer par un responsable ou membre du bureau ;</text:p>
        </text:list-item>
        <text:list-item>
          <text:p text:style-name="P28">Le prix de vente<text:s/>possède<text:s/>une base et peux varier selon des évènements promotionnels en plus du CODE<text:s/>Privilège ;</text:p>
        </text:list-item>
        <text:list-item>
          <text:p text:style-name="P29">Les ventes peuvent concerner des lots ou<text:s/>produits<text:s/>individuels<text:s/>chez un fabricant ou<text:s/>un<text:s/>fournisseur.</text:p>
        </text:list-item>
      </text:list>
      <text:p text:style-name="P30"/>
      <text:p text:style-name="P31">Concernant l’accès aux rubriques<text:s/>réservé aux membres et aux<text:s/>personnes autorisés</text:p>
      <text:list text:style-name="LFO6" text:continue-numbering="true">
        <text:list-item>
          <text:p text:style-name="P32">La gestion des adhérents est réservée aux responsables et membres du bureau ;</text:p>
        </text:list-item>
        <text:list-item>
          <text:p text:style-name="P33">Une partie rédactionnelle,<text:s/>pour alimenter le site en article et réalisations,<text:s/>est<text:s/>soumisse à<text:s/>la<text:s/>vérification<text:s/>des responsables rédactionnels ;</text:p>
        </text:list-item>
        <text:list-item>
          <text:p text:style-name="P34">Seuls les adhérents à jour de leurs cotisations ont<text:s/>un<text:s/>droit d’accès aux achats, rédactions, consultation de documentations ;</text:p>
        </text:list-item>
        <text:list-item>
          <text:p text:style-name="P35">La gestion des CODES<text:s/>Privilège, est<text:s/>réservée<text:s/>aux responsables et membres du bureau ;</text:p>
        </text:list-item>
        <text:list-item>
          <text:p text:style-name="P36">Les plannings sont conditionnés par des droits d’accès<text:s/>(Adhérents,<text:s/>Bureau,<text:s/>Public,<text:s/>Privé).</text:p>
        </text:list-item>
      </text:list>
      <text:p text:style-name="Standard"/>
      <text:p text:style-name="Standard"/>
      <text:p text:style-name="Normal"><text:tab/>Concernant la consultation de documents</text:p>
      <text:list text:style-name="LFO8" text:continue-numbering="true">
        <text:list-item>
          <text:p text:style-name="P37">Une partie des documents en lien avec les « ARTICLES » ont pour but de trouver des équivalences via un formulaire multicritère de recherche</text:p>
        </text:list-item>
        <text:list-item>
          <text:p text:style-name="P38">Les documents sont<text:s/>consultables<text:s/>uniquement par les membres<text:s/>à jour de leurs cotisations</text:p>
        </text:list-item>
      </text:list>
      <text:p text:style-name="P39"/>
      <text:soft-page-break/>
      <text:p text:style-name="P40">Concernant les matériels et ressources,<text:s/></text:p>
      <text:p text:style-name="P41">Le matériel considéré comme obsolète est vendu ou mis en recyclage ;</text:p>
      <text:p text:style-name="P42">La solution informatique tient un historique de ces ventes ou cession ;</text:p>
      <text:p text:style-name="Standard"/>
      <text:p text:style-name="P43">Chaque « ARTICLE » possède un ou plusieurs documents, un ou plusieurs fabricants, un ou plusieurs fournisseurs pour un même « ARTICLE ».</text:p>
      <text:p text:style-name="P44"/>
      <text:p text:style-name="P45">La base de données comporte comme entités dite « ARTICLES » :</text:p>
      <text:list text:style-name="LFO6" text:continue-numbering="true">
        <text:list-item>
          <text:list>
            <text:list-item>
              <text:p text:style-name="P46">Des prestations ;</text:p>
            </text:list-item>
            <text:list-item>
              <text:p text:style-name="P47">Des matériels ;</text:p>
            </text:list-item>
            <text:list-item>
              <text:p text:style-name="P48">Des supports pédagogiques</text:p>
            </text:list-item>
          </text:list>
        </text:list-item>
      </text:list>
      <text:p text:style-name="P49"/>
      <text:p text:style-name="P50"/>
      <text:p text:style-name="P51">Un historique des biens<text:s/>du club :</text:p>
      <text:list text:style-name="LFO6" text:continue-numbering="true">
        <text:list-item>
          <text:list>
            <text:list-item>
              <text:p text:style-name="P52">Date d’acquisition ;</text:p>
            </text:list-item>
            <text:list-item>
              <text:p text:style-name="P53">Date de mise hors circulation ou recyclage ;</text:p>
            </text:list-item>
            <text:list-item>
              <text:p text:style-name="P54">Les réparations éventuelles<text:s/>et leur(s) coût(s) ;</text:p>
            </text:list-item>
            <text:list-item>
              <text:p text:style-name="P55">L’identité du nouvel<text:s/>acquéreur</text:p>
            </text:list-item>
          </text:list>
        </text:list-item>
      </text:list>
      <text:p text:style-name="P56"/>
      <text:p text:style-name="P57">Un historique des ventes<text:s/>et réapprovisionnement des « ARTICLES », matériels, prestations, support pédagogique :</text:p>
      <text:list text:style-name="LFO7" text:continue-numbering="true">
        <text:list-item>
          <text:p text:style-name="P58">Date<text:s/>d’achat</text:p>
        </text:list-item>
        <text:list-item>
          <text:p text:style-name="P59">Date de réception</text:p>
        </text:list-item>
        <text:list-item>
          <text:p text:style-name="P60">Fournisseur</text:p>
        </text:list-item>
        <text:list-item>
          <text:p text:style-name="P61">Prix de vente public, variant selon<text:s/>les règles énoncées<text:s/>précédemment avec les CODE<text:s/>Privilèges et offre<text:s/>promotionnels ;</text:p>
        </text:list-item>
        <text:list-item>
          <text:p text:style-name="P62">Prix d’achat</text:p>
        </text:list-item>
      </text:list>
      <text:p text:style-name="P63"/>
      <text:p text:style-name="Standard"/>
      <text:p text:style-name="P64"/>
      <text:p text:style-name="P65"/>
      <text:p text:style-name="P66">Exemple d’entité « ARTICLE » :</text:p>
      <text:p text:style-name="P67"/>
      <text:p text:style-name="P68">Les « articles » ont un type,<text:s/>une famille,<text:s/>une forme, des caractéristiques multiple et ont<text:s/>des équivalents multiples<text:s/>conditionné et devront être calculé à chaque modification</text:p>
      <text:p text:style-name="P69"/>
      <text:p text:style-name="P70"/>
      <text:p text:style-name="P71">Selon un certain type<text:s/>« Composants électronique », un « article »<text:s/>possède<text:s/>des caractéristiques électriques<text:s/>exprimé dans une unité de mesure</text:p>
      <text:p text:style-name="P72"/>
      <text:p text:style-name="P73">Un article<text:s/>équivalent<text:s/>peut<text:s/>l’être<text:s/>en fonction de sa forme, son fabricant et d’une marge physico-électrique :</text:p>
      <text:p text:style-name="P74">Exemple :</text:p>
      <text:p text:style-name="P75"><text:s/><text:tab/><text:tab/>Un 2N2222 dans un boitier TO-92<text:s/>possède<text:s/>un équivalent chez un autre constructeur, par contre un BD135 ou LM7805 peut ne pas avoir<text:s/>les mêmes marges électriques</text:p>
      <text:p text:style-name="P76"><text:s/></text:p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otillard </meta:initial-creator>
    <dc:creator>59013-36-18</dc:creator>
    <meta:creation-date>2019-08-01T20:58:00Z</meta:creation-date>
    <dc:date>2019-08-26T12:15:00Z</dc:date>
    <meta:print-date>2019-08-26T11:52:00Z</meta:print-date>
    <meta:template xlink:href="Normal" xlink:type="simple"/>
    <meta:editing-cycles>95</meta:editing-cycles>
    <meta:editing-duration>PT13320S</meta:editing-duration>
    <meta:document-statistic meta:page-count="4" meta:paragraph-count="9" meta:word-count="763" meta:character-count="4955" meta:row-count="35" meta:non-whitespace-character-count="4201"/>
  </office:meta>
</office:document-meta>
</file>